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1A000000423576346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0.088cm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0.035cm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02cm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02cm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02cm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02cm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02cm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02cm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02cm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02cm solid #000000"/>
    </style:style>
    <style:style style:name="Table14" style:family="table">
      <style:table-properties style:width="17.903cm"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02cm solid #000000"/>
    </style:style>
    <style:style style:name="P1" style:family="paragraph" style:parent-style-name="Encabezado1">
      <style:paragraph-properties fo:margin-top="0cm" fo:margin-bottom="0cm" fo:line-height="100%"/>
      <style:text-properties fo:color="#999999" style:font-name="Arial" fo:font-size="10pt" style:font-size-asian="10pt" style:font-size-complex="10pt"/>
    </style:style>
    <style:style style:name="P2" style:family="paragraph" style:parent-style-name="Encabezado1">
      <style:paragraph-properties fo:margin-top="0cm" fo:margin-bottom="0cm"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4. Automatización de tare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Table_20_Contents">Jesús Manuel García Palma</text:p>
          </table:table-cell>
        </table:table-row>
      </table:table>
      <text:p text:style-name="Standard"/>
      <text:p text:style-name="P4">a) Cuestionario de actitud frente al trabajo.</text:p>
      <text:p text:style-name="Standard">El tiempo que he dedicado a la preparación de la sesión antes de asistir al laboratorio ha sido de <text:s/>160 minutos.</text:p>
      <text:p text:style-name="Standard">1. He resuelto todas las dudas que tenía antes de iniciar la sesión de prácticas: si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crontab</text:p>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 la <text:span text:style-name="T2">actividad 4.1</text:span> ha sido:</text:p>
      <table:table table:name="Table9" table:style-name="Table9">
        <table:table-column table:style-name="Table9.A"/>
        <table:table-row>
          <table:table-cell table:style-name="Table9.A1" office:value-type="string">
            <text:p text:style-name="Table_20_Contents">jesus@Xexu-Linux:~/grive/UNI/Grupo/SO/Practicas$ ps -aux|grep atd </text:p>
            <text:p text:style-name="Table_20_Contents">daemon <text:s text:c="3"/>6915 <text:s/>0.0 <text:s/>0.0 <text:s/>19144 <text:s text:c="2"/>164 ? <text:s text:c="7"/>Ss <text:s text:c="2"/>16:21 <text:s text:c="2"/>0:00 atd </text:p>
            <text:p text:style-name="Table_20_Contents">jesus <text:s text:c="4"/>7055 <text:s/>0.0 <text:s/>0.0 <text:s/>15964 <text:s/>2232 pts/0 <text:s text:c="3"/>S+ <text:s text:c="2"/>16:24 <text:s text:c="2"/>0:00 grep --color=auto atd </text:p>
            <text:p text:style-name="Table_20_Contents">jesus@Xexu-Linux:~/grive/UNI/Grupo/SO/Practicas$ ps -p 6915 -f </text:p>
            <text:p text:style-name="Table_20_Contents">UID <text:s text:c="7"/>PID <text:s/>PPID <text:s/>C STIME TTY <text:s text:c="9"/>TIME CMD </text:p>
            <text:p text:style-name="Table_20_Contents">daemon <text:s text:c="3"/>6915 <text:s text:c="4"/>1 <text:s/>0 16:21 ? <text:s text:c="7"/>00:00:00 atd </text:p>
            <text:p text:style-name="Table_20_Contents">atd no tiene asociado ningún terminal, su usuario es daemon y su padre es 1(init)</text:p>
            <text:p text:style-name="Table_20_Contents"/>
            <text:p text:style-name="Table_20_Contents">jesus@Xexu-Linux:~/grive/UNI/Grupo/SO/Practicas$ ps -aux|grep cron </text:p>
            <text:p text:style-name="Table_20_Contents">root <text:s text:c="6"/>855 <text:s/>0.0 <text:s/>0.0 <text:s/>23660 <text:s/>2344 ? <text:s text:c="7"/>Ss <text:s text:c="2"/>11:35 <text:s text:c="2"/>0:00 cron </text:p>
            <text:p text:style-name="Table_20_Contents">jesus <text:s text:c="4"/>7079 <text:s/>0.0 <text:s/>0.0 <text:s/>15968 <text:s/>2324 pts/0 <text:s text:c="3"/>S+ <text:s text:c="2"/>16:26 <text:s text:c="2"/>0:00 grep --color=auto cron </text:p>
            <text:p text:style-name="Table_20_Contents">jesus@Xexu-Linux:~/grive/UNI/Grupo/SO/Practicas$ ps -p 855 -f </text:p>
            <text:p text:style-name="Table_20_Contents">UID <text:s text:c="7"/>PID <text:s/>PPID <text:s/>C STIME TTY <text:s text:c="9"/>TIME CMD </text:p>
            <text:p text:style-name="Table_20_Contents">root <text:s text:c="6"/>855 <text:s text:c="4"/>1 <text:s/>0 11:35 ? <text:s text:c="7"/>00:00:00 cron </text:p>
            <text:p text:style-name="Table_20_Contents">cron no tiene asociado ningún terminal, su usuario es root y su padre es 1(init).</text:p>
            <text:p text:style-name="Table_20_Contents"/>
            <text:p text:style-name="Table_20_Contents"/>
            <text:p text:style-name="Table_20_Contents"/>
          </table:table-cell>
        </table:table-row>
      </table:table>
      <text:p text:style-name="Standard"/>
      <text:p text:style-name="Standard">Mi solución a la <text:span text:style-name="T2">actividad 4.4</text:span> ha sido:</text:p>
      <table:table table:name="Table10" table:style-name="Table10">
        <table:table-column table:style-name="Table10.A"/>
        <table:table-row>
          <table:table-cell table:style-name="Table10.A1" office:value-type="string">
            <text:p text:style-name="Table_20_Contents">1) El directorio en el que se trabaja es el mismo desde el momento en el que se invoca la instrucción con at, por lo que sí hereda el proceso que at invocó.</text:p>
            <text:p text:style-name="Table_20_Contents">2) 0022, y como se mantiene desde que at se invoca, es la que se hereda.</text:p>
            <text:p text:style-name="Table_20_Contents">3)Todas no, BASH_VERSINFO,DISPLAY,EID,GROUPS,SHELLOPTS,TERM, UID.</text:p>
            <text:p text:style-name="Table_20_Contents"/>
            <text:p text:style-name="Table_20_Contents"/>
            <text:p text:style-name="Table_20_Contents"/>
          </table:table-cell>
        </table:table-row>
      </table:table>
      <text:p text:style-name="Standard"/>
      <text:p text:style-name="Standard"/>
      <text:p text:style-name="Standard"/>
      <text:p text:style-name="Standard"><text:soft-page-break/>Mi solución a la <text:span text:style-name="T2">actividad 4.6</text:span> ha sido:</text:p>
      <table:table table:name="Table12" table:style-name="Table12">
        <table:table-column table:style-name="Table12.A"/>
        <table:table-row>
          <table:table-cell table:style-name="Table12.A1" office:value-type="string">
            <text:p text:style-name="Table_20_Contents">#!/bin/bash </text:p>
            <text:p text:style-name="Table_20_Contents">find ~ -mtime 1 &gt; mod:`date +%Y-%j-%T`</text:p>
            <text:p text:style-name="Table_20_Contents"/>
            <text:p text:style-name="Table_20_Contents"># at -f ./ejercicio5_6.sh now+1 day</text:p>
            <text:p text:style-name="Table_20_Contents"/>
            <text:p text:style-name="Table_20_Contents"/>
            <text:p text:style-name="Table_20_Contents"/>
          </table:table-cell>
        </table:table-row>
      </table:table>
      <text:p text:style-name="Standard"/>
      <text:p text:style-name="Standard">En la <text:span text:style-name="T2">actividad 4.11 </text:span><text:span text:style-name="T3">el contenido de mi script </text:span><text:span text:style-name="T2">reducelista</text:span> ha sido:</text:p>
      <table:table table:name="Table13" table:style-name="Table13">
        <table:table-column table:style-name="Table13.A"/>
        <table:table-row>
          <table:table-cell table:style-name="Table13.A1" office:value-type="string">
            <text:p text:style-name="Table_20_Contents">#!/bin/bash </text:p>
            <text:p text:style-name="Table_20_Contents">tail -n 10 /tmp/listacores &gt; /tmp/temporal </text:p>
            <text:p text:style-name="Table_20_Contents">rm /tmp/listacores </text:p>
            <text:p text:style-name="Table_20_Contents">mv /tmp/temporal /tmp/listacores</text:p>
            <text:p text:style-name="Table_20_Contents"/>
            <text:p text:style-name="Table_20_Contents">crontab</text:p>
            <text:p text:style-name="Table_20_Contents">SHELL=/bin/sh </text:p>
            <text:p text:style-name="Table_20_Contents">PATH=/usr/local/sbin:/usr/local/bin:/sbin:/bin:/usr/sbin:/usr/bin </text:p>
            <text:p text:style-name="Table_20_Contents"/>
            <text:p text:style-name="Table_20_Contents">* * * * * /home/jesus/grive/UNI/Grupo/SO/Practicas</text:p>
            <text:p text:style-name="Table_20_Contents"/>
            <text:p text:style-name="Table_20_Contents"/>
            <text:p text:style-name="Table_20_Contents"/>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En la <text:span text:style-name="T2">actividad 4.13</text:span> el contenido de mi archivo crontab llamado <text:span text:style-name="T2">crontab-reducelista</text:span> ha sido:</text:p>
      <table:table table:name="Table14" table:style-name="Table14">
        <table:table-column table:style-name="Table14.A"/>
        <table:table-row>
          <table:table-cell table:style-name="Table14.A1" office:value-type="string">
            <text:p text:style-name="Table_20_Contents">#!/bin/bash </text:p>
            <text:p text:style-name="Table_20_Contents"/>
            <text:p text:style-name="Table_20_Contents">echo "SHELL=/bin/sh" &gt; crontab-reducelista </text:p>
            <text:p text:style-name="Table_20_Contents">echo "PATH="`pwd`=/:$HOME/grive/UNI/Grupo/SO/Practicas &gt;&gt; crontab-reducelista </text:p>
            <text:p text:style-name="Table_20_Contents">echo "* * * * * reducelista" &gt;&gt; crontab-reducelista</text:p>
            <text:p text:style-name="Table_20_Contents"/>
            <text:p text:style-name="Table_20_Contents">Lo que hay dentro del crontab-reducelista una vez se ha creado:</text:p>
            <text:p text:style-name="Table_20_Contents">SHELL=/bin/sh </text:p>
            <text:p text:style-name="Table_20_Contents">PATH=/home/jesus/grive/UNI/Grupo/SO/Practicas=/:/home/jesus/grive/UNI/Grupo/SO/Practicas </text:p>
            <text:p text:style-name="Table_20_Contents">* * * * * reducelista</text:p>
            <text:p text:style-name="Table_20_Contents"/>
            <text:p text:style-name="Table_20_Contents">ejecutar crontab:</text:p>
            <text:p text:style-name="Table_20_Contents">crontab crontab-reducelista</text:p>
            <text:p text:style-name="Table_20_Contents"/>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fo:line-height="100%"/>
      <style:text-properties fo:color="#999999" style:font-name="Arial" fo:font-size="10pt" style:font-size-asian="10pt" style:font-size-complex="10pt"/>
    </style:style>
    <style:style style:name="MP2" style:family="paragraph" style:parent-style-name="Encabezado1">
      <style:paragraph-properties fo:margin-top="0cm" fo:margin-bottom="0cm"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89</meta:editing-cycles>
    <meta:creation-date>2011-10-05T09:46:35.67</meta:creation-date>
    <meta:editing-duration>P1DT9M26S</meta:editing-duration>
    <meta:generator>OpenOffice/4.1.1$Unix OpenOffice.org_project/411m6$Build-9775</meta:generator>
    <dc:date>2015-10-20T18:54:38</dc:date>
    <meta:print-date>2011-10-06T10:39:21.37</meta:print-date>
    <dc:creator>jesus garcia</dc:creator>
    <meta:document-statistic meta:table-count="11" meta:image-count="1" meta:object-count="0" meta:page-count="4" meta:paragraph-count="57" meta:word-count="424" meta:character-count="2993"/>
    <meta:user-defined meta:name="Información 1"/>
    <meta:user-defined meta:name="Información 2"/>
    <meta:user-defined meta:name="Información 3"/>
    <meta:user-defined meta:name="Información 4"/>
  </office:meta>
</office:document-meta>
</file>